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cc00" style:font-name="Arial"/>
    </style:style>
    <style:style style:name="P4" style:family="paragraph" style:parent-style-name="Standard">
      <style:text-properties fo:color="#ff0000" style:font-name="Arial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 El trabajador por cuenta propia/ajena</text:p>
      <text:p text:style-name="P3">1) b</text:p>
      <text:p text:style-name="P3">2) c</text:p>
      <text:p text:style-name="P1"/>
      <text:p text:style-name="P2">B) Requisitos y teorías del empresario</text:p>
      <text:p text:style-name="P3">3) b</text:p>
      <text:p text:style-name="P3">4) c</text:p>
      <text:p text:style-name="P3">5) b</text:p>
      <text:p text:style-name="P3">6) b</text:p>
      <text:p text:style-name="P1"/>
      <text:p text:style-name="P2">C) El emprendedor</text:p>
      <text:p text:style-name="P3">7) b</text:p>
      <text:p text:style-name="P3">8) c</text:p>
      <text:p text:style-name="P1"/>
      <text:p text:style-name="P2">D) La idea de negocio</text:p>
      <text:p text:style-name="P4">9) <text:s/><text:span text:style-name="T1">b</text:span></text:p>
      <text:p text:style-name="P3">10) 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6T15:35:04.758000000</meta:creation-date>
    <dc:date>2019-10-07T13:53:07.77</dc:date>
    <meta:editing-duration>PT1H17M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4" meta:word-count="40" meta:character-count="158"/>
  </office:meta>
</office:document-meta>
</file>